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136" officeooo:paragraph-rsid="00160136"/>
    </style:style>
    <style:style style:name="P2" style:family="paragraph" style:parent-style-name="Standard">
      <style:paragraph-properties fo:line-height="150%"/>
      <style:text-properties fo:font-weight="bold" officeooo:rsid="00160136" officeooo:paragraph-rsid="0016bd76" style:font-weight-asian="bold" style:font-weight-complex="bold"/>
    </style:style>
    <style:style style:name="P3" style:family="paragraph" style:parent-style-name="Standard">
      <style:paragraph-properties fo:line-height="150%"/>
      <style:text-properties fo:color="#ff0000" style:font-name="Ubuntu" fo:font-size="14pt" fo:font-weight="bold" officeooo:rsid="0017fc2f" officeooo:paragraph-rsid="0017fc2f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color="#000000" fo:font-size="14pt" fo:font-weight="bold" officeooo:rsid="0017fc2f" officeooo:paragraph-rsid="0017fc2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color="#000000" style:font-name="Ubuntu" fo:font-weight="normal" officeooo:rsid="00160136" officeooo:paragraph-rsid="0016bd76" style:font-weight-asian="normal" style:font-weight-complex="normal"/>
    </style:style>
    <style:style style:name="P6" style:family="paragraph" style:parent-style-name="Standard">
      <style:paragraph-properties fo:line-height="150%"/>
      <style:text-properties fo:color="#000000" style:font-name="Ubuntu" fo:font-weight="bold" officeooo:rsid="00160136" officeooo:paragraph-rsid="0016bd76" style:font-weight-asian="bold" style:font-weight-complex="bold"/>
    </style:style>
    <style:style style:name="P7" style:family="paragraph" style:parent-style-name="Standard">
      <style:paragraph-properties fo:line-height="150%"/>
      <style:text-properties fo:color="#000000" style:font-name="Ubuntu" fo:font-size="12pt" fo:font-weight="normal" officeooo:rsid="0017fc2f" officeooo:paragraph-rsid="0017fc2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4pt" fo:font-weight="bold" officeooo:rsid="00160136" officeooo:paragraph-rsid="0016bd7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style:font-name="Ubuntu" fo:font-weight="normal" officeooo:rsid="00160136" officeooo:paragraph-rsid="0016bd76" style:font-weight-asian="normal" style:font-weight-complex="normal"/>
    </style:style>
    <style:style style:name="T1" style:family="text">
      <style:text-properties officeooo:rsid="0016bd76"/>
    </style:style>
    <style:style style:name="T2" style:family="text">
      <style:text-properties fo:font-style="italic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7fc2f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none" officeooo:rsid="0017fc2f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T8" style:family="text">
      <style:text-properties fo:color="#000000" style:text-underline-style="none" fo:font-weight="normal" officeooo:rsid="0017fc2f" style:font-weight-asian="normal" style:font-weight-complex="normal"/>
    </style:style>
    <style:style style:name="T9" style:family="text">
      <style:text-properties fo:color="#000000" fo:font-style="italic" style:text-underline-style="none"/>
    </style:style>
    <style:style style:name="T10" style:family="text">
      <style:text-properties fo:color="#000000" style:font-name="Ubuntu" style:text-underline-style="none" fo:font-weight="normal" style:font-weight-asian="normal" style:font-weight-complex="normal"/>
    </style:style>
    <style:style style:name="T11" style:family="text">
      <style:text-properties fo:color="#000000" style:font-name="Ubuntu" style:text-underline-style="none" fo:font-weight="normal" officeooo:rsid="0017fc2f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Objectifs</text:span></text:p>
      <text:p text:style-name="P8"/>
      <text:p text:style-name="P3">Savoir la signification de OS</text:p>
      <text:p text:style-name="P9"><text:span text:style-name="T5">En </text:span><text:span text:style-name="T6">informatique</text:span><text:span text:style-name="T5">, un système d'exploitation (souvent appelé OS pour </text:span><text:span text:style-name="T9">Operating System</text:span><text:span text:style-name="T5">, le terme anglophone) est un ensemble de </text:span><text:span text:style-name="T6">programmes</text:span><text:span text:style-name="T5"> qui dirige l'utilisation des ressources d'un </text:span><text:span text:style-name="T6">ordinateur</text:span><text:span text:style-name="T5"> par des </text:span><text:span text:style-name="T6">logiciels applicatifs</text:span><text:span text:style-name="T5"> .</text:span></text:p>
      <text:p text:style-name="P5"><text:span text:style-name="T3"/></text:p>
      <text:p text:style-name="P2"><text:span text:style-name="T10">Il existe sur le marché des dizaines de systèmes d'exploitation différents, souvent livrés avec l'appareil informatique. C'est le cas de </text:span><text:a xlink:type="simple" xlink:href="https://fr.wikipedia.org/wiki/Windows" text:style-name="Internet_20_link" text:visited-style-name="Visited_20_Internet_20_Link">Windows</text:a><text:span text:style-name="T10">, </text:span><text:a xlink:type="simple" xlink:href="https://fr.wikipedia.org/wiki/Mac_OS" text:style-name="Internet_20_link" text:visited-style-name="Visited_20_Internet_20_Link">Mac OS</text:a><text:span text:style-name="T10">, </text:span><text:a xlink:type="simple" xlink:href="https://fr.wikipedia.org/wiki/Irix" text:style-name="Internet_20_link" text:visited-style-name="Visited_20_Internet_20_Link">Irix</text:a><text:span text:style-name="T10">, </text:span><text:a xlink:type="simple" xlink:href="https://fr.wikipedia.org/wiki/Symbian_OS" text:style-name="Internet_20_link" text:visited-style-name="Visited_20_Internet_20_Link">Symbian OS</text:a><text:span text:style-name="T10">, </text:span><text:a xlink:type="simple" xlink:href="https://fr.wikipedia.org/wiki/Linux" text:style-name="Internet_20_link" text:visited-style-name="Visited_20_Internet_20_Link">Linux</text:a><text:span text:style-name="T11">(ubuntu c’est une des distribution de linux)</text:span><text:span text:style-name="T10"> (pour lequel il existe de nombreuses </text:span><text:a xlink:type="simple" xlink:href="https://fr.wikipedia.org/wiki/Distribution_Linux" text:style-name="Internet_20_link" text:visited-style-name="Visited_20_Internet_20_Link">distributions</text:a><text:span text:style-name="T10">) ou </text:span><text:a xlink:type="simple" xlink:href="https://fr.wikipedia.org/wiki/Android" text:style-name="Internet_20_link" text:visited-style-name="Visited_20_Internet_20_Link">Android</text:a><text:span text:style-name="T10">. </text:span></text:p>
      <text:p text:style-name="P6"><text:span text:style-name="T3"/></text:p>
      <text:p text:style-name="P3">Lignes de commandes</text:p>
      <text:p text:style-name="P3">Voir support </text:p>
      <text:p text:style-name="P3"/>
      <text:p text:style-name="P3">1<text:span text:style-name="T12">er</text:span> exercice</text:p>
      <text:p text:style-name="P7">Mettre le logo linux sur la fenêtre de commande</text:p>
      <text:p text:style-name="P7">Suivre instruction dans ce site</text:p>
      <text:p text:style-name="P7">https://doc.ubuntu-fr.org/terminal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46:00.108881001</meta:creation-date>
    <meta:generator>LibreOffice/5.2.2.2$Linux_x86 LibreOffice_project/20m0$Build-2</meta:generator>
    <dc:date>2017-01-23T17:21:33.308417198</dc:date>
    <meta:editing-duration>PT11M30S</meta:editing-duration>
    <meta:editing-cycles>1</meta:editing-cycles>
    <meta:document-statistic meta:table-count="0" meta:image-count="0" meta:object-count="0" meta:page-count="1" meta:paragraph-count="10" meta:word-count="101" meta:character-count="703" meta:non-whitespace-character-count="610"/>
  </office:meta>
</office:document-meta>
</file>